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font-name="Calibri" fo:font-size="11pt" fo:language="en" fo:country="none" style:font-name-asian="Calibri" style:font-size-asian="11pt" style:font-name-complex="Calibri" style:font-size-complex="11pt"/>
    </style:style>
    <style:style style:name="P2" style:family="paragraph" style:parent-style-name="Standard">
      <style:paragraph-properties fo:margin-top="0in" fo:margin-bottom="0.139in" fo:line-height="115%" style:text-autospace="none"/>
      <style:text-properties style:font-name="Calibri" fo:font-size="11pt" fo:language="en" fo:country="none" fo:font-style="normal" style:font-name-asian="Calibri" style:font-size-asian="11pt" style:font-style-asian="normal" style:font-name-complex="Calibri" style:font-size-complex="11pt" style:font-style-complex="normal"/>
    </style:style>
    <style:style style:name="P3" style:family="paragraph" style:parent-style-name="Standard">
      <style:paragraph-properties fo:margin-top="0in" fo:margin-bottom="0.139in" fo:line-height="115%" style:text-autospace="none"/>
    </style:style>
    <style:style style:name="P4" style:family="paragraph" style:parent-style-name="Standard">
      <style:paragraph-properties fo:margin-top="0in" fo:margin-bottom="0.139in" fo:line-height="115%" style:text-autospace="none"/>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font-name="Calibri" fo:font-size="11pt" fo:language="en" fo:country="none" fo:font-style="italic" style:font-name-asian="Calibri" style:font-size-asian="11pt" style:font-style-asian="italic" style:font-name-complex="Calibri" style:font-size-complex="11pt" style:font-style-complex="italic"/>
    </style:style>
    <style:style style:name="T3" style:family="text">
      <style:text-properties style:font-name="Calibri" fo:font-size="11pt" fo:language="en" fo:country="none" fo:font-style="normal" style:font-name-asian="Calibri" style:font-size-asian="11pt" style:font-style-asian="normal" style:font-name-complex="Calibri"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m was still thinking about how well Sunday school had gone, and how odd. <text:s/>He had hoped to polish his sermon this morning, from seven to nine, but he had had to deal with getting his suit dry cleaned. <text:s/>As he recalled, it was on Hebrews 7. <text:s/>The thought flashed across his mind that it wasn't ready, wasn't really ready, in fact was nowhere near ready, but he dismissed it as anxiety. <text:s/>The mind plays tricks, he thought. <text:s/>He was pretty sure it WAS ready. <text:s/>Sort of like always checking your door when you leave and it is always locked, but there is that nagging doubt. <text:s/>With that, he dismissed the state of the sermon from his mind.</text:p>
      <text:p text:style-name="P1">When he pulled his suit out of the closet, he discovered it was still dirty from last Wednesday. <text:s/>He had chased down a dry cleaner willing to take it, but then he found out he would not get it back the same day, not that dry cleaner anyway. <text:s/>That was only if you dropped it off in the everning and picked it up the next evening. <text:s/>They had a one hour service during the week. <text:s/>They only bothered to tell him when he was there with the suit. <text:s/>So he had a frantic trip to get a suit. <text:s/>He had looked at the nearest big box store, but they had nothing he wanted. <text:s/>The neaest open store that sold decent suits was in Lee's Summit, and they had been in no hurry. <text:s/>But he had something, and it fit acceptably.</text:p>
      <text:p text:style-name="P1">When he got back he was told he was going to be later for Sunday School.</text:p>
      <text:p text:style-name="P1">What Sunday School? <text:s/>He didn't ask out loud. <text:s/>They could read it. </text:p>
      <text:p text:style-name="P1">“The class you are going to teach.”</text:p>
      <text:p text:style-name="P1">So he managed to be ten minutes late, which he knew was absolutely fatal. <text:s/>The parking lot was full and he had to walk two blocks. He had snatched the sermon he had prepared on Wednesday night and put it without looking in the front of his Bible. <text:s/>Several people wanted to shake his hand and talk, but he had explained he needed to be inside.</text:p>
      <text:p text:style-name="P1">"Pastor's on deck, someone shouted as he entered the room. <text:s/>They were behind the precisely aligned tables and they stood up as one, at attention. <text:s/>Even their ties and shirts were the same. <text:s/>Had he seen this in a movie somewhere?</text:p>
      <text:p text:style-name="P1">"Sit down,please." Deem told them. <text:s/>And they did, as one.</text:p>
      <text:p text:style-name="P1">There was dead, uncanny silence.</text:p>
      <text:p text:style-name="P1">Deem saw someone he knew. “Mr. Carmichael, would you please open the class in prayer?”</text:p>
      <text:p text:style-name="P1">And Mr. Carmichael led the class in a simple prayer that God would open the Scriptures to them, that they would learn, mark, inwardly apply and digest His Word.</text:p>
      <text:p text:style-name="P1">Deem decided to probe and find out what they knew. It was standing room only at the back and they all relaxed a little.<text:line-break/></text:p>
      <text:p text:style-name="P1">"What is your name, sir?" he asked one young man. The man stood up. "Elmer Bread,sir."</text:p>
      <text:p text:style-name="P1">"At ease, Elmer." Elmer relaxed some.</text:p>
      <text:p text:style-name="P1">"Elmer, how many books are in the Bible?"</text:p>
      <text:p text:style-name="P1"><text:soft-page-break/>"Sixty-six, sir!"</text:p>
      <text:p text:style-name="P1">"Can you name them?"</text:p>
      <text:p text:style-name="P1">And he did, rattling them off in two breaths, like "GenesisExodusLeviticusNumbers ...." all the way through Revelations, with neither pause nor hesitation.</text:p>
      <text:p text:style-name="P1">"Very good." Weird.</text:p>
      <text:p text:style-name="P1">"And your name?"</text:p>
      <text:p text:style-name="P1">The next one jumped up like a jack in the box.</text:p>
      <text:p text:style-name="P1">"Ok," Deem said, "This is not the military. It is God's army, but let's just answer the questions seated, ok? And I want all of you to relax. I am not here to get anyone. Ok?"</text:p>
      <text:p text:style-name="P1">They nodded, as one. <text:s/>Weird. He would have thought he was facing a Marine unit. <text:s/>What where they called? Battle- something. Battle-lion? Platoon? A squad was smaller.. <text:s/>Probably more hard core than the Marine Corps. No wonder they went into the Marines. It was probably a relaxing vacation after this place. </text:p>
      <text:p text:style-name="P1">"What is your name? I would like to get to know people."</text:p>
      <text:p text:style-name="P1">"Eliot Spinstker, sir."</text:p>
      <text:p text:style-name="P3"><text:span text:style-name="T1">"It's nice to meet you." He felt a little like Maria when she met Captain von Trapp's children for the first time. <text:s/>Eliot looked a little uncertain. <text:s/>Deem found himself wanting to sing "Do Re Mi" from </text:span><text:span text:style-name="T2">the Sound of Music</text:span><text:span text:style-name="T3">. <text:s/>That would go over. </text:span></text:p>
      <text:p text:style-name="P2">"Eliot, what are the four Gospels, and are they in the Old or the New Testament?"</text:p>
      <text:p text:style-name="P2">He got it right, and Deem praised him. <text:s/>More questions and answers followed. <text:s/>He was pleased: they knew their Bible,. Epper church history, and systematic theology. <text:s/>He was surprised when it was ten of the hour, and time to head upstairs.</text:p>
      <text:p text:style-name="P2">That had gone well.</text:p>
      <text:p text:style-name="P2">Peggy met him. It was clear she was now in charge of him, and of the choir and the service and heaven and the earth and sky and she did not tolerate disobedience. <text:s/>He was to follow the choir, five steps behind, down the middle of the center aisle, pivot smartly to the right and sit. The elders had the service outside of the sermon. Ok.</text:p>
      <text:p text:style-name="P2">She went back to inspecting the choir, difficult in the crowded foyar. <text:s/>Collars had to be just so, as did the robes. <text:s/>Creases had to fall the same way. <text:s/>Stand up straight. <text:s/>No slouching.</text:p>
      <text:p text:style-name="P2">There was an opening hymn: A Mighty Fortress, on the piano, and the congregation joined in full force. <text:s/>The place sounded packed, and so was the hall going in, and the doors were open and there were people outside.</text:p>
      <text:p text:style-name="P2">Peggy whispered in his ear. "This is the big moment for you. It is yours to lose. Screw this up and you can be flipping burgers for the rest of your life."</text:p>
      <text:p text:style-name="P2"><text:soft-page-break/>"Thank you for your concern," said Deem. <text:s/>It probably WAS the best she could do in the way of concern. <text:s/>It was probably also true. <text:s/>But then he had been fired for an inability to flip burgers. When he scooped them up, sometimes they hit the floor, sometimes the wall, sometimes they broke. He had lasted two hours. <text:s/>This was a great time to remember that. <text:s/>Deem's spirits started sliding.</text:p>
      <text:p text:style-name="P2">The choir went in and Peggy ordered him in. <text:s/>He followed, clutching his Bible. <text:s/>There was a seat for him in the front row as she had said. He sat. <text:s/></text:p>
      <text:p text:style-name="P2">"A Mighty Fortress is Our God" was followed by "Onward Christian Soldiers" and then "Our Shield And Defender", all played with grim determination on the piano by an elderly woman who was not too bad at the piano, but not exactly brilliant. <text:s/>Many Epper musicians scowled while playing. <text:s/>An earlier generation had come down hard on frivolity and overemphasized sobreity, so somehow scowling during musical performances was almost de regieur. <text:s/>The choir scowled and bellowed out the words. Peggy directed them. <text:s/>The words sort of followed the tune.</text:p>
      <text:p text:style-name="P2">Kitten came forward. "We want to welcome Deem Futz today, who will be preaching. As you may know, he is the candidate for pastor. Please let us know candidly how you find his sermon, and we will be considering all input." He followed up with some announcements that were meaningless to Deem - "the WBF will be meeting at Schmidts as usual, and there will be no MBS at Mullerheims due to the EP cong fest." </text:p>
      <text:p text:style-name="P2">He led them in the Lord's Prayer and the Nicene Creed. <text:s/>Then came the offering. The offeratory was provided by Peggy, who sang something that Deem was not sure of. It could have been Amazing Grace, but she provided so many flourishes and riffs that it was hard to follow, as well as being off key. <text:s/>She could not sing, frankly. <text:s/>And because she was singing, the choir was not being directed at all. <text:s/>They tried to provide harmony but she was not cluing them in on where she was going, with disastrous effects. </text:p>
      <text:p text:style-name="P2">Deem was beginning to relax. <text:s/>After all, this was an Epper church, and there was a familiarity about it all, despite the awful singing, the packed house, the solemn pictures and the military-looking banners. <text:s/>He smiled to himself. <text:s/>People in the choir WERE slouching, despite everything. Some looked like they were at attention, but one boy of about ten years had his hands in his pockets. <text:s/>He was standing at the end, in the second row, and maybe he thought no one could see him. </text:p>
      <text:p text:style-name="P2">"And now Pastor Futz," Peggy said suddenly, and gestured to him while motioning the the choir to cease and desist. <text:s/>This was unexpected, because he did not think she was anywhere near the end of what had turned into a rather painful and too-long offeratory. <text:s/>Maybe it would make him look good, he thought. <text:s/>But some changes would have to be made if he were pastor. <text:s/>He realized he would have to confront Peggy, which would be difficult.</text:p>
      <text:p text:style-name="P2">Deem stood and brought his Bible up to the pulpit. He smiled at everyone and nodded at those he had met. <text:s text:c="3"/>There was Lew Bread, and Kitten, and Peggy, and Elmer Bread, and many others. There was a look of shock on some faces. <text:s/>Pastors were supposed to solemnly bring the Word of God and reflect the stern holiness of God, not pal around with people. This was serious business that was supposed to be done with the right bearing and no trace of frivolity or familiarity. <text:s/>That was old-school Epper, severely anti-sensationalist. They had been softening, lately.... <text:s text:c="2"/>He opened the front of his Bible and brought out his piece of paper.</text:p>
      <text:p text:style-name="P2">Now, it is a funny thing about memory. <text:s/>Although the time from Wednesday was so short, his recollections of <text:soft-page-break/>what was on that piece of paper had grown in its completeness, organization and sophistication. <text:s/>If you had asked him Wednesday night or early Thursday morning, he would have said the sermon was not even started. <text:s/>Friday he would have said it needed major work, and Saturday he would have said it was nearly completed. <text:s/>This morning, on walking into the church, he had thought it was so ready that all he had to to was open the piece of paper and the words would flow from his lips. <text:s/>He would not be a Chyrysostom or a Spurgeon, but it would be good. He was now imagining a cogent three part sermon with fine points that he could just expressively read, and it would be powerful.</text:p>
      <text:p text:style-name="P2">He opened the folded paper. <text:s/>"No equative verbs" stood out in bold letters in the midst of a mass of arrows and scribbles. <text:s/>He thought he could make out "Melchizedek" maybe. A little bead of sweat was irritating the back of his neck as it went into the collar and was being sucked into said collar. <text:s/>He was cooked. Dead. This was totally hopeless and there was nothing he could do. <text:s/>He had no energy. <text:s/>His mind went blank except for the thought that he must look like a deer in the headlights. He felt himself lose two inches in height. <text:s/>He expected the room to start spinning, but it didn't happen. <text:s/>He would have been grateful if there had been a trap door that suddenly opened, and then he had escaped through the basement. <text:s/>But he was still there.</text:p>
      <text:p text:style-name="P2">"A preacher's calling is the highest calling," he heard his preaching professor say,"where man stands, as it well, like Moses bring the Word of God to the people, between heaven and earth, his feet on earth but his upraised finger pointing to heaven, to which his mind and eye is turned. Do not fail the people of God. <text:s/>This hour is the most solemn, the highest and holiest calling in the life of the minister. The climax, the acme, the apogee, the apex and zenith, if you will, of the Lord's work. <text:s/>Christ speaks to His people through the mouth of the preacher. Your mouth. Be worthy."</text:p>
      <text:p text:style-name="P2">"God, have mercy on me," he said. There was a pause. A second drop of sweat went past where the first had been absorbed, and tickled. Not now. </text:p>
      <text:p text:style-name="P2">"Amen," they responded, unexpectedly.</text:p>
      <text:p text:style-name="P2">He looked at them. <text:s/>They looked at him. They had very high expectations of a preacher, and if they felt their time had been wasted, Eppers would make that clear. <text:s/>With a vengeance. Maybe he could collect garbage for a living.</text:p>
      <text:p text:style-name="P2">"God have mercy on you," he said. It was all he could think of. They had no idea what they were in for. Neither did he, except that this was the end. He was, right now, walking off a cliff. </text:p>
      <text:p text:style-name="P2">"Amen," they responded, again, uniformly. <text:s/>What a screwy church.</text:p>
      <text:p text:style-name="P2">"Grace to you and peace, from God our Father and the Lord Jesus Christ," Deem found himself saying. It was from one of the epistles. <text:s/>He could not remember which. <text:s/>Or was it from several.</text:p>
      <text:p text:style-name="P2">He was hoping a sermon would just roll out. <text:s/>They were expecting one. Really, that was a reasonable request. <text:s/>He was supposed to have one. <text:s/>That, also, was reasonable.</text:p>
      <text:p text:style-name="P2">He repeated Paul's greeting. <text:s/>He was flipping through his Bible, trying to find it. <text:s/></text:p>
      <text:p text:style-name="P2">"Pastor, with all due respect, what is the text today?"</text:p>
      <text:p text:style-name="P2">"Phillipians 1: 1 to 2." <text:s/>He had found it as she finished speaking.</text:p>
      <text:p text:style-name="P2"><text:soft-page-break/>"Thank you, pastor." <text:s/>He nodded. <text:s/>They were armed. <text:s/>So they would not string him up with a rope. <text:s/>Maybe he could get out of town alive. Just maybe.</text:p>
      <text:p text:style-name="P2">He had a minute while they found the passage. It was polite to wait. Solemn silences were sometimes used by the best preachers. <text:s/>How about the worst? </text:p>
      <text:p text:style-name="P2">Nuts, he said to himself. This is lost. Kaput. I might as well just say so. <text:s text:c="2"/></text:p>
      <text:p text:style-name="P2">"Why is it," he asked, "That Paul begins so many of his epistles with "Grace to you and peace?" It is because we need it. <text:s/>We need to hear it a lot. <text:s/>We need to understand that God has freed us from the law. " Now he had a theme, and it was even appropriate, and he went for it. Really, he had nothing else to say. <text:s/>Sometimes what comes from the gut is a lot better than the study: your whole life's experience is thrust into a sermon instead of one more academic that is the result of a short, at a max, ten hour study and reflection on a text. <text:s/>Dr. Robinson, his homoletics professor, had said that once. <text:s/>With a shock he saw Dr. Robinson in the back row. <text:s/>Next to him was the bishop. Deem kept talking. It was sort of a distillation of every conversation he had had since he arrived. He talked about the mercy of God. Then he paused. <text:s/>Dr. Robinson was frowning severely. </text:p>
      <text:p text:style-name="P2">"My name, as you know, is Deem Futz. Let me tell you how God's grace and mercy has played out in my life....." <text:s/>And he told them.</text:p>
      <text:p text:style-name="P2">"And let me tell you how it can be worked out in your life...." <text:s/>He had three points, oddly enough, although he did not think of the second until he had finished the first, and then the third followed.</text:p>
      <text:p text:style-name="P2">In the receiving line the first elder said,"Well, we won't shoot you for that one," and Deem realized it had been received well.</text:p>
      <text:p text:style-name="P2">"Good job," said Dr. Robinson, who did not believe in effusive, frivolous praise. <text:s/>Deem had never heard that from him before. </text:p>
      <text:p text:style-name="P2">The bishop smiled and shook his hand, and people thanked him for preaching. </text:p>
      <text:p text:style-name="P2">"We can't wait for the evening service, Pastor Futz," said one teenager.</text:p>
      <text:p text:style-name="P2">Evening service?</text:p>
      <text:p text:style-name="P2">7:00. <text:s/>We are hoping you will continue where Pastor Hartmann stopped.</text:p>
      <text:p text:style-name="P2">And where is that?</text:p>
      <text:p text:style-name="P2">"Hebrews 7."</text:p>
      <text:p text:style-name="P2">"I will take a look at it. <text:s/>See you then."</text:p>
      <text:p text:style-name="P2">Lunch was with another of the elders and his wif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Engel</meta:initial-creator>
    <meta:creation-date>2016-07-28T17:33:26.33</meta:creation-date>
    <dc:date>2016-07-29T17:18:10.21</dc:date>
    <dc:creator>Tom Engel</dc:creator>
    <meta:editing-duration>PT28M6S</meta:editing-duration>
    <meta:editing-cycles>4</meta:editing-cycles>
    <meta:generator>OpenOffice/4.1.0$Win32 OpenOffice.org_project/410m18$Build-9764</meta:generator>
    <meta:document-statistic meta:table-count="0" meta:image-count="0" meta:object-count="0" meta:page-count="5" meta:paragraph-count="71" meta:word-count="2602" meta:character-count="14083"/>
  </office:meta>
</office:document-meta>
</file>